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29. 1. 2016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kro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nsformace (referenčení) sekvence do (deBruin) grafu</text:p>
                <text:list>
                  <text:list-item>
                    <text:p>Každý vrchol si uchovává pořadí průchodů</text:p>
                  </text:list-item>
                </text:list>
              </text:list-item>
              <text:list-item>
                <text:p>Možnost extrahovat z grafu (ref.) sekvenci</text:p>
              </text:list-item>
              <text:list-item>
                <text:p>Testováno na náhodných datech</text:p>
                <text:list>
                  <text:list-item>
                    <text:p>Generování náhodných sekvencí zadané délky + volba velikosti kmerů</text:p>
                  </text:list-item>
                  <text:list-item>
                    <text:p>Podle zatím provedených testů vše funguje (délky sekvencí od cca 20 do dvou tisíc, k voleno od 3 do 20t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Další pos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yzkoušet na opravdové referenční sekvenci</text:p>
              </text:list-item>
              <text:list-item>
                <text:p>Zabudovat generování readů (a jejich zpracování v rámci grafu)</text:p>
                <text:list>
                  <text:list-item>
                    <text:p>Nejprve bez alternativní sekvenc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3:17:21.225000000</meta:creation-date>
    <dc:date>2016-01-29T14:44:54.229000000</dc:date>
    <meta:editing-duration>PT1H27M26S</meta:editing-duration>
    <meta:editing-cycles>12</meta:editing-cycles>
    <meta:generator>LibreOffice/5.0.2.2$Windows_x86 LibreOffice_project/37b43f919e4de5eeaca9b9755ed688758a8251fe</meta:generator>
    <meta:document-statistic meta:object-count="33"/>
  </office:meta>
</office:document-meta>
</file>